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</text:span><text:span text:style-name="T5">Friedrich</text:span><text:span text:style-name="T5">-</text:span><text:span text:style-name="T5">Alexande</text:span><text:span text:style-name="T5">r </text:span><text:span text:style-name="T5">Universit</text:span><text:span text:style-name="T5">y </text:span><text:span text:style-name="T5">Erlangen</text:span><text:span text:style-name="T5">-</text:span><text:span text:style-name="T5">Nürnberg </text:span><text:span text:style-name="T5">– FAU, </text:span><text:span text:style-name="T5">in short.</text:span></text:p>
              <text:p><text:span text:style-name="T5">Corporat</text:span><text:span text:style-name="T5">e identity </text:span><text:span text:style-name="T5">wants us </text:span><text:span text:style-name="T5">to say </text:span><text:span text:style-name="T5">“Friedric</text:span><text:span text:style-name="T5">h-</text:span><text:span text:style-name="T5">Alexande</text:span><text:span text:style-name="T5">r </text:span><text:span text:style-name="T5">Universit</text:span><text:span text:style-name="T5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7">01</text:span></text:p>
              </table:table-cell>
              <table:table-cell>
                <text:p text:style-name="P5"><text:span text:style-name="T7">Introduction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2</text:span></text:p>
              </table:table-cell>
              <table:table-cell>
                <text:p text:style-name="P5"><text:span text:style-name="T7">Discussion and coaching</text:span></text:p>
              </table:table-cell>
              <table:table-cell>
                <text:p text:style-name="P5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5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6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7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8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9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0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1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2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7"><text:span text:style-name="T8">15</text:span></text:p>
              </table:table-cell>
              <table:table-cell>
                <text:p text:style-name="P5"><text:span text:style-name="T7">Presentations and conclusions</text:span></text:p>
              </table:table-cell>
              <table:table-cell>
                <text:p text:style-name="P5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</text:span><text:span text:style-name="T9">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</text:span><text:span text:style-name="T9">own, send pull requests</text:span></text:p>
                <text:list>
                  <text:list-item>
                    <text:p><text:span text:style-name="T9">Student master must be current </text:span><text:span text:style-name="T9">or newer than project master</text:span></text:p>
                  </text:list-item>
                  <text:list-item>
                    <text:p><text:span text:style-name="T9">Contributions must have been </text:span><text:span text:style-name="T9">committed to student master</text:span></text:p>
                  </text:list-item>
                  <text:list-item>
                    <text:p><text:span text:style-name="T9">Any weekly contribution must </text:span><text:span text:style-name="T9">have passed all tests </text:span></text:p>
                  </text:list-item>
                  <text:list-item>
                    <text:p><text:span text:style-name="T9">All contributions need </text:span><text:span text:style-name="T9">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</text:span><text:span text:style-name="T9">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Weekly programming work</text:p>
                <text:list>
                  <text:list-item>
                    <text:p>Production code and tests written</text:p>
                  </text:list-item>
                  <text:list-item>
                    <text:p>Code builds and passes tests</text:p>
                  </text:list-item>
                  <text:list-item>
                    <text:p>Code has been committed and tag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ekly progress report, answering</text:p>
                <text:list>
                  <text:list-item>
                    <text:p>What did I achieve last week?</text:p>
                  </text:list-item>
                  <text:list-item>
                    <text:p>What problems did I run into?</text:p>
                  </text:list-item>
                  <text:list-item>
                    <text:p>What will I do in the next week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<text:span text:style-name="T10">Submit this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nless it is the first week of the </text:span><text:span text:style-name="T10">course</text:span></text:p>
                <text:list>
                  <text:list-item>
                    <text:p><text:span text:style-name="T10">Then, deliverables are due by Friday </text:span><text:span text:style-name="T10">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2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decision</text:span></text:p>
                <text:list>
                  <text:list-item>
                    <text:p><text:span text:style-name="T12">Create short presentation on idea</text:span></text:p>
                  </text:list-item>
                  <text:list-item>
                    <text:p><text:span text:style-name="T12">Create and include mock-ups for idea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deliverable by email to </text:span><text:span text:style-name="T12">teaching tea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  <text:list>
                  <text:list-item>
                    <text:p><text:span text:style-name="T11">Use </text:span><text:span text:style-name="T13">amse-cw03-release</text:span><text:span text:style-name="T11"> as the tag; </text:span><text:span text:style-name="T11">continue like this in future week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Final presentation as zip-file</text:span></text:p>
                <text:list>
                  <text:list-item>
                    <text:p><text:span text:style-name="T11">Includes presentation PDF and all </text:span><text:span text:style-name="T11">original materials</text:span></text:p>
                  </text:list-item>
                  <text:list-item>
                    <text:p><text:span text:style-name="T11">Submit by email to teaching team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4" draw:layer="layout" svg:width="20cm" svg:height="4cm" svg:x="0cm" svg:y="11.75cm">
          <draw:text-box>
            <text:p text:style-name="P13"><text:span text:style-name="T14">DR</text:span></text:p>
          </draw:text-box>
        </draw:frame>
        <draw:frame presentation:style-name="pr8" draw:text-style-name="P15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Original version</text:p>
                <text:list>
                  <text:list-item>
                    <text:p>© 2015-2020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1M33S</meta:editing-duration>
    <meta:editing-cycles>182</meta:editing-cycles>
    <meta:generator>LibreOffice/6.0.7.3$Linux_X86_64 LibreOffice_project/00m0$Build-3</meta:generator>
    <meta:initial-creator>Dirk Riehle</meta:initial-creator>
    <dc:date>2020-05-23T13:37:56.782776498</dc:date>
    <meta:printed-by>Dirk Riehle</meta:printed-by>
    <meta:print-date>2013-05-04T19:19:21</meta:print-date>
    <meta:document-statistic meta:object-count="142"/>
    <meta:template xlink:type="simple" xlink:actuate="onRequest" xlink:title="True Blue Presentation" xlink:href="../../../../Templates/True%20Blue%20Presentation.otp" meta:date="2013-04-02T22:52:20"/>
  </office:meta>
</office:document-meta>
</file>